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ndara" fo:text-shadow="1pt 1pt" fo:font-weight="bold" style:font-weight-asian="bold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AngularJs</text:span></text:p>
            <text:p><text:span text:style-name="T2">Iniciante ao Intermediário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O que é AngularJs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Framework Javascript client-site</text:span></text:p>
            <text:p text:style-name="P8"><text:span text:style-name="T6">Extende o HTML</text:span></text:p>
            <text:p text:style-name="P8"><text:span text:style-name="T6">Mantido pelo Google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7" draw:layer="layout" svg:width="25.199cm" svg:height="2.506cm" svg:x="1.406cm" svg:y="2.2cm" presentation:class="title" presentation:user-transformed="true">
          <draw:text-box>
            <text:p><text:span text:style-name="T5">Conceitos</text:span></text:p>
          </draw:text-box>
        </draw:frame>
        <draw:frame presentation:style-name="pr5" draw:text-style-name="P9" draw:layer="layout" svg:width="25.199cm" svg:height="13.859cm" svg:x="1.406cm" svg:y="5.277cm" presentation:class="outline" presentation:user-transformed="true">
          <draw:text-box>
            <text:p text:style-name="P8"><text:span text:style-name="T6">MVC</text:span></text:p>
            <text:p text:style-name="P8"><text:span text:style-name="T6">HMVC</text:span></text:p>
            <text:p text:style-name="P8"><text:span text:style-name="T6">MVVM</text:span></text:p>
            <text:p text:style-name="P8"><text:span text:style-name="T6">MVW</text:span></text:p>
          </draw:text-box>
        </draw:frame>
        <draw:frame presentation:style-name="pr2" draw:text-style-name="P3" draw:layer="layout" svg:width="17.6cm" svg:height="1.4cm" svg:x="0.806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2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7" draw:layer="layout" svg:width="25.199cm" svg:height="2.506cm" svg:x="1.406cm" svg:y="2.2cm" presentation:class="title" presentation:user-transformed="true">
          <draw:text-box>
            <text:p><text:span text:style-name="T5">O que vamos fazer</text:span></text:p>
          </draw:text-box>
        </draw:frame>
        <draw:frame presentation:style-name="pr5" draw:text-style-name="P9" draw:layer="layout" svg:width="25.199cm" svg:height="13.859cm" svg:x="1.406cm" svg:y="5.277cm" presentation:class="outline" presentation:user-transformed="true">
          <draw:text-box>
            <text:p text:style-name="P8"><text:span text:style-name="T6">Nas primeiras aulas vamos conhecer a documentação e nos inteirar sobre o básico do AngularJs.</text:span></text:p>
            <text:p text:style-name="P8"><text:span text:style-name="T6"/></text:p>
            <text:p text:style-name="P8"><text:span text:style-name="T6">Com os conhecimentos adquiridos, vamos criar um sistema de gerenciamento de usuários e tarefas aonde vamos nos aprofundar em novos conhecimentos.</text:span></text:p>
          </draw:text-box>
        </draw:frame>
        <draw:frame presentation:style-name="pr2" draw:text-style-name="P3" draw:layer="layout" svg:width="17.6cm" svg:height="1.4cm" svg:x="0.806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2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7" draw:layer="layout" svg:width="25.199cm" svg:height="2.506cm" svg:x="1.412cm" svg:y="2.2cm" presentation:class="title" presentation:user-transformed="true">
          <draw:text-box>
            <text:p><text:span text:style-name="T5">Próximo passo</text:span></text:p>
          </draw:text-box>
        </draw:frame>
        <draw:frame presentation:style-name="pr5" draw:text-style-name="P9" draw:layer="layout" svg:width="25.199cm" svg:height="13.859cm" svg:x="1.412cm" svg:y="5.277cm" presentation:class="outline" presentation:user-transformed="true">
          <draw:text-box>
            <text:p text:style-name="P8"><text:span text:style-name="T6">Vamos conhecer nosso ambiente de desenvolvimento</text:span></text:p>
          </draw:text-box>
        </draw:frame>
        <draw:frame presentation:style-name="pr2" draw:text-style-name="P3" draw:layer="layout" svg:width="17.6cm" svg:height="1.4cm" svg:x="0.812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8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10M33S</meta:editing-duration>
    <meta:editing-cycles>4</meta:editing-cycles>
    <dc:date>2015-08-21T09:21:59.237020708</dc:date>
    <meta:generator>LibreOffice/4.4.2.2$Linux_X86_64 LibreOffice_project/40m0$Build-2</meta:generator>
    <meta:document-statistic meta:object-count="50"/>
  </office:meta>
</office:document-meta>
</file>